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0736in" table:align="left"/>
    </style:style>
    <style:style style:name="Table2.A" style:family="table-column">
      <style:table-column-properties style:column-width="1.1715in"/>
    </style:style>
    <style:style style:name="Table2.B" style:family="table-column">
      <style:table-column-properties style:column-width="1.0736in"/>
    </style:style>
    <style:style style:name="Table2.C" style:family="table-column">
      <style:table-column-properties style:column-width="1.4403in"/>
    </style:style>
    <style:style style:name="Table2.D" style:family="table-column">
      <style:table-column-properties style:column-width="2.388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3743in" table:align="left"/>
    </style:style>
    <style:style style:name="Table3.A" style:family="table-column">
      <style:table-column-properties style:column-width="1.084in"/>
    </style:style>
    <style:style style:name="Table3.B" style:family="table-column">
      <style:table-column-properties style:column-width="3.2903in"/>
    </style:style>
    <style:style style:name="Table3.A1" style:family="table-cell">
      <style:table-cell-properties style:vertical-align="middle" fo:padding="0.0194in" fo:border="none"/>
    </style:style>
    <style:style style:name="Table1" style:family="table">
      <style:table-properties style:width="4.1111in" table:align="left"/>
    </style:style>
    <style:style style:name="Table1.A" style:family="table-column">
      <style:table-column-properties style:column-width="1.284in"/>
    </style:style>
    <style:style style:name="Table1.B" style:family="table-column">
      <style:table-column-properties style:column-width="2.827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Heading_20_2">
      <style:text-properties officeooo:paragraph-rsid="000877ab"/>
    </style:style>
    <style:style style:name="P3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9" style:family="paragraph" style:parent-style-name="Heading_20_3">
      <style:text-properties officeooo:paragraph-rsid="000877ab"/>
    </style:style>
    <style:style style:name="P10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cture 17: Python Classes</text:h>
      <text:h text:style-name="Heading_20_2" text:outline-level="2">Topic: Object-Oriented Programming</text:h>
      <text:h text:style-name="Heading_20_3" text:outline-level="3">Subtopics: Data Abstraction, Class Definition, Class Instances, Methods</text:h>
      <text:p text:style-name="Text_20_body">🕓 <text:span text:style-name="Strong_20_Emphasis">Total Duration</text:span>: 2 Hours</text:p>
      <text:h text:style-name="Heading_20_2" text:outline-level="2">📖 0:00–0:15 — Story: <text:span text:style-name="Emphasis">The Kingdom of Codeville</text:span></text:h>
      <text:p text:style-name="Quotations">In the magical land of <text:span text:style-name="Strong_20_Emphasis">Codeville</text:span>, engineers once built everything from scratch: bridges, towers, and cars. They repeated the same steps every time. One day, a young coder discovered a magical scroll called a <text:span text:style-name="Strong_20_Emphasis">class</text:span> — a <text:span text:style-name="Strong_20_Emphasis">blueprint</text:span> for creating identical yet unique items — and that’s how the art of Object-Oriented Programming (OOP) was born!</text:p>
      <text:p text:style-name="Text_20_body">👑 <text:span text:style-name="Strong_20_Emphasis">Moral</text:span>: <text:span text:style-name="Emphasis">With OOP, we create templates and reuse them to build real-world things in code.</text:span></text:p>
      <text:p text:style-name="Horizontal_20_Line"/>
      <text:h text:style-name="Heading_20_2" text:outline-level="2">🧱 0:15–0:35 — What Are Classes and Objects?</text:h>
      <text:h text:style-name="Heading_20_3" text:outline-level="3">🧩 Definition:</text:h>
      <text:list text:style-name="L1">
        <text:list-item>
          <text:p text:style-name="P1"><text:span text:style-name="Strong_20_Emphasis">Class</text:span>: A <text:span text:style-name="Strong_20_Emphasis">template</text:span> or <text:span text:style-name="Strong_20_Emphasis">blueprint</text:span> to define a new data type.</text:p>
        </text:list-item>
        <text:list-item>
          <text:p text:style-name="P1"><text:span text:style-name="Strong_20_Emphasis">Object</text:span>: A <text:span text:style-name="Strong_20_Emphasis">specific instance</text:span> of a class.</text:p>
        </text:list-item>
        <text:list-item>
          <text:p text:style-name="P1"><text:span text:style-name="Strong_20_Emphasis">Method</text:span>: A <text:span text:style-name="Strong_20_Emphasis">function inside a class</text:span> that operates on its data.</text:p>
        </text:list-item>
        <text:list-item>
          <text:p text:style-name="P1"><text:span text:style-name="Strong_20_Emphasis">Attributes</text:span>: Variables attached to an object (like <text:span text:style-name="Source_20_Text">x</text:span>, <text:span text:style-name="Source_20_Text">y</text:span>).</text:p>
        </text:list-item>
      </text:list>
      <text:h text:style-name="Heading_20_3" text:outline-level="3">🔎 Real-Life Examples: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Real Thing</text:p>
            </table:table-cell>
            <table:table-cell table:style-name="Table2.A1" office:value-type="string">
              <text:p text:style-name="Table_20_Heading">Class Name</text:p>
            </table:table-cell>
            <table:table-cell table:style-name="Table2.A1" office:value-type="string">
              <text:p text:style-name="Table_20_Heading">Attributes</text:p>
            </table:table-cell>
            <table:table-cell table:style-name="Table2.A1" office:value-type="string">
              <text:p text:style-name="Table_20_Heading">Methods</text:p>
            </table:table-cell>
          </table:table-row>
        </table:table-header-rows>
        <table:table-row>
          <table:table-cell table:style-name="Table2.A1" office:value-type="string">
            <text:p text:style-name="Table_20_Contents">A student</text:p>
          </table:table-cell>
          <table:table-cell table:style-name="Table2.A1" office:value-type="string">
            <text:p text:style-name="Table_20_Contents"><text:span text:style-name="Source_20_Text">Student</text:span></text:p>
          </table:table-cell>
          <table:table-cell table:style-name="Table2.A1" office:value-type="string">
            <text:p text:style-name="Table_20_Contents"><text:span text:style-name="Source_20_Text">name</text:span>, <text:span text:style-name="Source_20_Text">age</text:span>, <text:span text:style-name="Source_20_Text">grade</text:span></text:p>
          </table:table-cell>
          <table:table-cell table:style-name="Table2.A1" office:value-type="string">
            <text:p text:style-name="Table_20_Contents"><text:span text:style-name="Source_20_Text">promote()</text:span>, <text:span text:style-name="Source_20_Text">isTeen()</text:span></text:p>
          </table:table-cell>
        </table:table-row>
        <table:table-row>
          <table:table-cell table:style-name="Table2.A1" office:value-type="string">
            <text:p text:style-name="Table_20_Contents">A car</text:p>
          </table:table-cell>
          <table:table-cell table:style-name="Table2.A1" office:value-type="string">
            <text:p text:style-name="Table_20_Contents"><text:span text:style-name="Source_20_Text">Vehicle</text:span></text:p>
          </table:table-cell>
          <table:table-cell table:style-name="Table2.A1" office:value-type="string">
            <text:p text:style-name="Table_20_Contents"><text:span text:style-name="Source_20_Text">wheels</text:span>, <text:span text:style-name="Source_20_Text">color</text:span></text:p>
          </table:table-cell>
          <table:table-cell table:style-name="Table2.A1" office:value-type="string">
            <text:p text:style-name="Table_20_Contents"><text:span text:style-name="Source_20_Text">drive()</text:span>, <text:span text:style-name="Source_20_Text">add_passenger()</text:span></text:p>
          </table:table-cell>
        </table:table-row>
        <table:table-row>
          <table:table-cell table:style-name="Table2.A1" office:value-type="string">
            <text:p text:style-name="Table_20_Contents">A point in space</text:p>
          </table:table-cell>
          <table:table-cell table:style-name="Table2.A1" office:value-type="string">
            <text:p text:style-name="Table_20_Contents"><text:span text:style-name="Source_20_Text">Coordinate</text:span></text:p>
          </table:table-cell>
          <table:table-cell table:style-name="Table2.A1" office:value-type="string">
            <text:p text:style-name="Table_20_Contents"><text:span text:style-name="Source_20_Text">x</text:span>, <text:span text:style-name="Source_20_Text">y</text:span></text:p>
          </table:table-cell>
          <table:table-cell table:style-name="Table2.A1" office:value-type="string">
            <text:p text:style-name="Table_20_Contents"><text:span text:style-name="Source_20_Text">distance_to()</text:span></text:p>
          </table:table-cell>
        </table:table-row>
      </table:table>
      <text:p text:style-name="Horizontal_20_Line"/>
      <text:h text:style-name="P2" text:outline-level="2"><text:soft-page-break/>🔍 </text:h>
      <text:h text:style-name="P2" text:outline-level="2"/>
      <text:h text:style-name="P2" text:outline-level="2">0:35–1:00 — How to Define a Class in Python</text:h>
      <text:h text:style-name="Heading_20_3" text:outline-level="3">✅ Step-by-step: Defining and Using a Class</text:h>
      <text:p text:style-name="Preformatted_20_Text"/>
      <text:p text:style-name="P3"><text:span text:style-name="Source_20_Text">class Coordinate:</text:span></text:p>
      <text:p text:style-name="P4"><text:span text:style-name="Source_20_Text"><text:s text:c="4"/>def __init__(self, x, y):</text:span></text:p>
      <text:p text:style-name="P4"><text:span text:style-name="Source_20_Text"><text:s text:c="8"/>self.x = x</text:span></text:p>
      <text:p text:style-name="P5"><text:span text:style-name="Source_20_Text"><text:s text:c="8"/>self.y = y</text:span></text:p>
      <text:h text:style-name="Heading_20_3" text:outline-level="3">📌 Subtopic: <text:span text:style-name="Source_20_Text">__init__</text:span> and <text:span text:style-name="Source_20_Text">self</text:span></text:h>
      <text:list text:style-name="L2">
        <text:list-item>
          <text:p text:style-name="P6"><text:span text:style-name="Source_20_Text">__init__</text:span>: A special method that runs when the object is created.</text:p>
        </text:list-item>
        <text:list-item>
          <text:p text:style-name="P6"><text:span text:style-name="Source_20_Text">self</text:span>: Refers to <text:span text:style-name="Strong_20_Emphasis">the current object</text:span> (just like “me” in English).</text:p>
        </text:list-item>
      </text:list>
      <text:p text:style-name="Preformatted_20_Text"/>
      <text:p text:style-name="P3"><text:span text:style-name="Source_20_Text">c = Coordinate(3, 4)</text:span></text:p>
      <text:p text:style-name="P4"><text:span text:style-name="Source_20_Text">origin = Coordinate(0, 0)</text:span></text:p>
      <text:p text:style-name="P4"><text:span text:style-name="Source_20_Text">print(c.x) <text:s text:c="6"/># 3</text:span></text:p>
      <text:p text:style-name="P5"><text:span text:style-name="Source_20_Text">print(origin.y) <text:s/># 0</text:span></text:p>
      <text:h text:style-name="Heading_20_3" text:outline-level="3">🧠 Visualization:</text:h>
      <text:list text:style-name="L3">
        <text:list-item>
          <text:p text:style-name="P7"><text:span text:style-name="Source_20_Text">Coordinate(3, 4)</text:span> creates a memory structure:</text:p>
        </text:list-item>
      </text:list>
      <text:p text:style-name="Preformatted_20_Text">yaml</text:p>
      <text:p text:style-name="Preformatted_20_Text">CopyEdit</text:p>
      <text:p text:style-name="P8"><text:span text:style-name="Source_20_Text">c → { x: 3, y: 4 }</text:span></text:p>
      <text:p text:style-name="Horizontal_20_Line"/>
      <text:h text:style-name="Heading_20_2" text:outline-level="2">☕ 1:00–1:15 — Break Time!</text:h>
      <text:p text:style-name="Text_20_body"><text:span text:style-name="Emphasis">Stretch, walk, or try drawing your own real-world class on paper (e.g., Bicycle, Student, Tree)</text:span></text:p>
      <text:p text:style-name="Horizontal_20_Line"/>
      <text:h text:style-name="Heading_20_2" text:outline-level="2">⚙️ 1:15–1:45 — Adding Methods + Real-world Lab</text:h>
      <text:h text:style-name="P9" text:outline-level="3">🧪 Lab Example: <text:span text:style-name="Source_20_Text">distance()</text:span> Method</text:h>
      <text:p text:style-name="Preformatted_20_Text"/>
      <text:p text:style-name="P3"><text:span text:style-name="Source_20_Text">class Coordinate:</text:span></text:p>
      <text:p text:style-name="P4"><text:span text:style-name="Source_20_Text"><text:s text:c="4"/>def distance(self, other):</text:span></text:p>
      <text:p text:style-name="P4"><text:span text:style-name="Source_20_Text"><text:s text:c="8"/>x_diff_sq = (self.x - other.x) ** 2</text:span></text:p>
      <text:p text:style-name="P4"><text:span text:style-name="Source_20_Text"><text:s text:c="8"/>y_diff_sq = (self.y - other.y) ** 2</text:span></text:p>
      <text:p text:style-name="P5"><text:soft-page-break/><text:span text:style-name="Source_20_Text"><text:s text:c="8"/>return (x_diff_sq + y_diff_sq) ** 0.5</text:span></text:p>
      <text:h text:style-name="Heading_20_3" text:outline-level="3">🔎 Using the Method:</text:h>
      <text:p text:style-name="Preformatted_20_Text"/>
      <text:p text:style-name="P3"><text:span text:style-name="Source_20_Text">c1 = Coordinate(3, 4)</text:span></text:p>
      <text:p text:style-name="P4"><text:span text:style-name="Source_20_Text">c2 = Coordinate(0, 0)</text:span></text:p>
      <text:p text:style-name="P4"/>
      <text:p text:style-name="P5"><text:span text:style-name="Source_20_Text">print(c1.distance(c2)) <text:s/># 5.0</text:span></text:p>
      <text:p text:style-name="Text_20_body">🎯 <text:span text:style-name="Strong_20_Emphasis">Key Concept</text:span>:</text:p>
      <text:list text:style-name="L4">
        <text:list-item>
          <text:p text:style-name="P10">Dot notation (<text:span text:style-name="Source_20_Text">c1.distance(c2)</text:span>) calls a <text:span text:style-name="Strong_20_Emphasis">method</text:span> on an object.</text:p>
        </text:list-item>
        <text:list-item>
          <text:p text:style-name="P10"><text:span text:style-name="Source_20_Text">self</text:span> becomes <text:span text:style-name="Source_20_Text">c1</text:span>, and <text:span text:style-name="Source_20_Text">other</text:span> becomes <text:span text:style-name="Source_20_Text">c2</text:span>.</text:p>
        </text:list-item>
      </text:list>
      <text:p text:style-name="Horizontal_20_Line"/>
      <text:h text:style-name="Heading_20_3" text:outline-level="3">🚗 Bonus Lab: <text:span text:style-name="Source_20_Text">Vehicle</text:span> Class</text:h>
      <text:p text:style-name="Preformatted_20_Text"/>
      <text:p text:style-name="P3"><text:span text:style-name="Source_20_Text">class Vehicle:</text:span></text:p>
      <text:p text:style-name="P4"><text:span text:style-name="Source_20_Text"><text:s text:c="4"/>def __init__(self, wheels, occupants, color='black'):</text:span></text:p>
      <text:p text:style-name="P4"><text:span text:style-name="Source_20_Text"><text:s text:c="8"/>self.wheels = wheels</text:span></text:p>
      <text:p text:style-name="P4"><text:span text:style-name="Source_20_Text"><text:s text:c="8"/>self.occupants = occupants</text:span></text:p>
      <text:p text:style-name="P4"><text:span text:style-name="Source_20_Text"><text:s text:c="8"/>self.color = color</text:span></text:p>
      <text:p text:style-name="P4"><text:span text:style-name="Source_20_Text"><text:s text:c="8"/>self.max_occupants = 5</text:span></text:p>
      <text:p text:style-name="P4"/>
      <text:p text:style-name="P4"><text:span text:style-name="Source_20_Text"><text:s text:c="4"/>def add_n_occupants(self, n):</text:span></text:p>
      <text:p text:style-name="P4"><text:span text:style-name="Source_20_Text"><text:s text:c="8"/>if self.occupants + n &gt; self.max_occupants:</text:span></text:p>
      <text:p text:style-name="P4"><text:span text:style-name="Source_20_Text"><text:s text:c="12"/>raise ValueError("Too many people!")</text:span></text:p>
      <text:p text:style-name="P4"><text:span text:style-name="Source_20_Text"><text:s text:c="8"/>self.occupants += n</text:span></text:p>
      <text:p text:style-name="P5"><text:span text:style-name="Source_20_Text"><text:s text:c="8"/>return self.occupants</text:span></text:p>
      <text:p text:style-name="Preformatted_20_Text"/>
      <text:p text:style-name="P3"><text:span text:style-name="Source_20_Text">v = Vehicle(4, 2, 'red')</text:span></text:p>
      <text:p text:style-name="P4"><text:span text:style-name="Source_20_Text">print(v.add_n_occupants(2)) <text:s/># 4</text:span></text:p>
      <text:p text:style-name="P5"><text:span text:style-name="Source_20_Text"># print(v.add_n_occupants(2)) <text:s/># Raises error!</text:span></text:p>
      <text:p text:style-name="Horizontal_20_Line"/>
      <text:h text:style-name="Heading_20_2" text:outline-level="2">🎯 1:45–2:00 — Final Finger Exercise: The Circle Class</text:h>
      <text:h text:style-name="Heading_20_3" text:outline-level="3">📝 Student Task:</text:h>
      <text:p text:style-name="Quotations">Implement a <text:span text:style-name="Source_20_Text">Circle</text:span> class that stores the radius and supports comparison, radius updates, and area computation.</text:p>
      <text:p text:style-name="Preformatted_20_Text"/>
      <text:p text:style-name="P3"><text:span text:style-name="Source_20_Text">class Circle:</text:span></text:p>
      <text:p text:style-name="P4"><text:span text:style-name="Source_20_Text"><text:s text:c="4"/>def __init__(self, radius):</text:span></text:p>
      <text:p text:style-name="P4"><text:span text:style-name="Source_20_Text"><text:s text:c="8"/>self.radius = radius</text:span></text:p>
      <text:p text:style-name="P4"/>
      <text:p text:style-name="P4"><text:span text:style-name="Source_20_Text"><text:s text:c="4"/>def get_radius(self):</text:span></text:p>
      <text:p text:style-name="P4"><text:span text:style-name="Source_20_Text"><text:s text:c="8"/>return self.radius</text:span></text:p>
      <text:p text:style-name="P4"><text:soft-page-break/></text:p>
      <text:p text:style-name="P4"><text:span text:style-name="Source_20_Text"><text:s text:c="4"/>def set_radius(self, radius):</text:span></text:p>
      <text:p text:style-name="P4"><text:span text:style-name="Source_20_Text"><text:s text:c="8"/>self.radius = radius</text:span></text:p>
      <text:p text:style-name="P4"/>
      <text:p text:style-name="P4"><text:span text:style-name="Source_20_Text"><text:s text:c="4"/>def get_area(self):</text:span></text:p>
      <text:p text:style-name="P4"><text:span text:style-name="Source_20_Text"><text:s text:c="8"/>return 3.14 * (self.radius ** 2)</text:span></text:p>
      <text:p text:style-name="P4"/>
      <text:p text:style-name="P4"><text:span text:style-name="Source_20_Text"><text:s text:c="4"/>def equal(self, c):</text:span></text:p>
      <text:p text:style-name="P4"><text:span text:style-name="Source_20_Text"><text:s text:c="8"/>return self.radius == c.radius</text:span></text:p>
      <text:p text:style-name="P4"/>
      <text:p text:style-name="P4"><text:span text:style-name="Source_20_Text"><text:s text:c="4"/>def bigger(self, c):</text:span></text:p>
      <text:p text:style-name="P5"><text:span text:style-name="Source_20_Text"><text:s text:c="8"/>return self if self.radius &gt; c.radius else c</text:span></text:p>
      <text:h text:style-name="Heading_20_3" text:outline-level="3">✅ Test:</text:h>
      <text:p text:style-name="Preformatted_20_Text"/>
      <text:p text:style-name="P3"><text:span text:style-name="Source_20_Text">c1 = Circle(4)</text:span></text:p>
      <text:p text:style-name="P4"><text:span text:style-name="Source_20_Text">c2 = Circle(5)</text:span></text:p>
      <text:p text:style-name="P4"/>
      <text:p text:style-name="P4"><text:span text:style-name="Source_20_Text">print(c1.get_area()) <text:s text:c="10"/># 50.24</text:span></text:p>
      <text:p text:style-name="P4"><text:span text:style-name="Source_20_Text">print(c1.equal(c2)) <text:s text:c="11"/># False</text:span></text:p>
      <text:p text:style-name="P5"><text:span text:style-name="Source_20_Text">print(c1.bigger(c2).radius) <text:s text:c="3"/># 5</text:span></text:p>
      <text:p text:style-name="Horizontal_20_Line"/>
      <text:h text:style-name="Heading_20_2" text:outline-level="2">✅ Summary</text:h>
      <text:h text:style-name="Heading_20_3" text:outline-level="3">📚 What We Learned: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oncept</text:p>
            </table:table-cell>
            <table:table-cell table:style-name="Table3.A1" office:value-type="string">
              <text:p text:style-name="Table_20_Heading">Explana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class</text:span></text:p>
          </table:table-cell>
          <table:table-cell table:style-name="Table3.A1" office:value-type="string">
            <text:p text:style-name="Table_20_Contents">A new data type blueprint</text:p>
          </table:table-cell>
        </table:table-row>
        <table:table-row>
          <table:table-cell table:style-name="Table3.A1" office:value-type="string">
            <text:p text:style-name="Table_20_Contents"><text:span text:style-name="Source_20_Text">object</text:span></text:p>
          </table:table-cell>
          <table:table-cell table:style-name="Table3.A1" office:value-type="string">
            <text:p text:style-name="Table_20_Contents">A specific item built using the class</text:p>
          </table:table-cell>
        </table:table-row>
        <table:table-row>
          <table:table-cell table:style-name="Table3.A1" office:value-type="string">
            <text:p text:style-name="Table_20_Contents"><text:span text:style-name="Source_20_Text">__init__()</text:span></text:p>
          </table:table-cell>
          <table:table-cell table:style-name="Table3.A1" office:value-type="string">
            <text:p text:style-name="Table_20_Contents">Runs when object is created, sets initial state</text:p>
          </table:table-cell>
        </table:table-row>
        <table:table-row>
          <table:table-cell table:style-name="Table3.A1" office:value-type="string">
            <text:p text:style-name="Table_20_Contents"><text:span text:style-name="Source_20_Text">self</text:span></text:p>
          </table:table-cell>
          <table:table-cell table:style-name="Table3.A1" office:value-type="string">
            <text:p text:style-name="Table_20_Contents">Refers to the current instance</text:p>
          </table:table-cell>
        </table:table-row>
        <table:table-row>
          <table:table-cell table:style-name="Table3.A1" office:value-type="string">
            <text:p text:style-name="Table_20_Contents">method</text:p>
          </table:table-cell>
          <table:table-cell table:style-name="Table3.A1" office:value-type="string">
            <text:p text:style-name="Table_20_Contents">Function defined in a class, acts on its own data</text:p>
          </table:table-cell>
        </table:table-row>
        <table:table-row>
          <table:table-cell table:style-name="Table3.A1" office:value-type="string">
            <text:p text:style-name="Table_20_Contents">dot notation</text:p>
          </table:table-cell>
          <table:table-cell table:style-name="Table3.A1" office:value-type="string">
            <text:p text:style-name="Table_20_Contents"><text:span text:style-name="Source_20_Text">obj.method()</text:span> or <text:span text:style-name="Source_20_Text">obj.attribute</text:span></text:p>
          </table:table-cell>
        </table:table-row>
      </table:table>
      <text:p text:style-name="Horizontal_20_Line"/>
      <text:h text:style-name="Heading_20_3" text:outline-level="3">Now: Kahoot-Style Quiz (5 Quick Concept Check Questions)</text:h>
      <text:p text:style-name="Text_20_body">You can input the following questions into Kahoot or any quiz app like Quizizz.</text:p>
      <text:p text:style-name="Horizontal_20_Line"/>
      <text:p text:style-name="Text_20_body"><text:span text:style-name="Strong_20_Emphasis">Q1: What is a class in Python?</text:span><text:line-break/>🅐 A function that runs when the script starts<text:line-break/>🅑 A loop that repeats a block of code<text:line-break/>🅒 A blueprint for creating objects ✅<text:line-break/>🅓 A library for data analysis</text:p>
      <text:p text:style-name="Horizontal_20_Line"/>
      <text:p text:style-name="Text_20_body"><text:soft-page-break/><text:span text:style-name="Strong_20_Emphasis">Q2: What does the </text:span><text:span text:style-name="Strong_20_Emphasis"><text:span text:style-name="Source_20_Text">__init__</text:span></text:span><text:span text:style-name="Strong_20_Emphasis"> method do in a class?</text:span><text:line-break/>🅐 It adds two numbers<text:line-break/>🅑 It defines the color of the class<text:line-break/>🅒 It initializes the attributes when the object is created ✅<text:line-break/>🅓 It prints the object automatically</text:p>
      <text:p text:style-name="Horizontal_20_Line"/>
      <text:p text:style-name="Text_20_body"><text:span text:style-name="Strong_20_Emphasis">Q3: What does </text:span><text:span text:style-name="Strong_20_Emphasis"><text:span text:style-name="Source_20_Text">self</text:span></text:span><text:span text:style-name="Strong_20_Emphasis"> represent in a class?</text:span><text:line-break/>🅐 The name of the class<text:line-break/>🅑 The first parameter in any Python method<text:line-break/>🅒 The current instance of the object ✅<text:line-break/>🅓 A built-in function in Python</text:p>
      <text:p text:style-name="Horizontal_20_Line"/>
      <text:p text:style-name="Text_20_body"><text:span text:style-name="Strong_20_Emphasis">Q4: Given this code, what does </text:span><text:span text:style-name="Strong_20_Emphasis"><text:span text:style-name="Source_20_Text">s.promote()</text:span></text:span><text:span text:style-name="Strong_20_Emphasis"> do?</text:span></text:p>
      <text:p text:style-name="Preformatted_20_Text"/>
      <text:p text:style-name="P3"><text:span text:style-name="Source_20_Text">s = Student("Ali", 14, 8)</text:span></text:p>
      <text:p text:style-name="P5"><text:span text:style-name="Source_20_Text">s.promote()</text:span></text:p>
      <text:p text:style-name="Text_20_body">🅐 Promotes Ali to a new class<text:line-break/>🅑 Increases Ali’s grade by 1 ✅<text:line-break/>🅒 Changes the student name<text:line-break/>🅓 Prints Ali’s name</text:p>
      <text:p text:style-name="Horizontal_20_Line"/>
      <text:p text:style-name="Text_20_body"><text:span text:style-name="Strong_20_Emphasis">Q5: Which of the following is valid dot notation?</text:span><text:line-break/>🅐 <text:span text:style-name="Source_20_Text">print.Student()</text:span><text:line-break/>🅑 <text:span text:style-name="Source_20_Text">obj =&gt; method()</text:span><text:line-break/>🅒 <text:span text:style-name="Source_20_Text">student1.promote()</text:span> ✅<text:line-break/>🅓 <text:span text:style-name="Source_20_Text">self -&gt; name</text:span></text:p>
      <text:p text:style-name="Horizontal_20_Line"/>
      <text:p text:style-name="Text_20_body"/>
      <text:h text:style-name="Heading_20_2" text:outline-level="2">✅ <text:span text:style-name="Strong_20_Emphasis">Challenge 1: Student Class</text:span></text:h>
      <text:p text:style-name="Text_20_body"><text:span text:style-name="Strong_20_Emphasis">Concepts</text:span>: <text:span text:style-name="Source_20_Text">class</text:span>, <text:span text:style-name="Source_20_Text">__init__</text:span>, attributes, simple methods</text:p>
      <text:p text:style-name="Preformatted_20_Text">python</text:p>
      <text:p text:style-name="Preformatted_20_Text">CopyEdit</text:p>
      <text:p text:style-name="P3"><text:span text:style-name="Source_20_Text"># Challenge</text:span></text:p>
      <text:p text:style-name="P4"><text:span text:style-name="Source_20_Text"># Write a class called Student that:</text:span></text:p>
      <text:p text:style-name="P4"><text:span text:style-name="Source_20_Text"># - has attributes: name, age, grade</text:span></text:p>
      <text:p text:style-name="P4"><text:span text:style-name="Source_20_Text"># - has a method promote() that increases grade by 1</text:span></text:p>
      <text:p text:style-name="P4"><text:span text:style-name="Source_20_Text"># - has a method is_teenager() that returns True if 13 &lt;= age &lt;= 19</text:span></text:p>
      <text:p text:style-name="P4"/>
      <text:p text:style-name="P4"><text:span text:style-name="Source_20_Text"/></text:p>
      <text:p text:style-name="P4"><text:soft-page-break/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>class Student:</text:span></text:p>
      <text:p text:style-name="P4"><text:span text:style-name="Source_20_Text"><text:s text:c="4"/>def __init__(self, name, age, grade):</text:span></text:p>
      <text:p text:style-name="P4"><text:span text:style-name="Source_20_Text"><text:s text:c="8"/>self.name = name</text:span></text:p>
      <text:p text:style-name="P4"><text:span text:style-name="Source_20_Text"><text:s text:c="8"/>self.age = age</text:span></text:p>
      <text:p text:style-name="P4"><text:span text:style-name="Source_20_Text"><text:s text:c="8"/>self.grade = grade</text:span></text:p>
      <text:p text:style-name="P4"/>
      <text:p text:style-name="P4"><text:span text:style-name="Source_20_Text"><text:s text:c="4"/>def promote(self):</text:span></text:p>
      <text:p text:style-name="P4"><text:span text:style-name="Source_20_Text"><text:s text:c="8"/>self.grade += 1</text:span></text:p>
      <text:p text:style-name="P4"><text:span text:style-name="Source_20_Text"><text:s text:c="8"/>return self.grade</text:span></text:p>
      <text:p text:style-name="P4"/>
      <text:p text:style-name="P4"><text:span text:style-name="Source_20_Text"><text:s text:c="4"/>def is_teenager(self):</text:span></text:p>
      <text:p text:style-name="P4"><text:span text:style-name="Source_20_Text"><text:s text:c="8"/>return 13 &lt;= self.age &lt;= 19</text:span></text:p>
      <text:p text:style-name="P4"/>
      <text:p text:style-name="P4"><text:span text:style-name="Source_20_Text"># Test</text:span></text:p>
      <text:p text:style-name="P4"><text:span text:style-name="Source_20_Text">s = Student("Amina", 15, 9)</text:span></text:p>
      <text:p text:style-name="P4"><text:span text:style-name="Source_20_Text">print(s.is_teenager()) <text:s text:c="2"/># True</text:span></text:p>
      <text:p text:style-name="P5"><text:span text:style-name="Source_20_Text">print(s.promote()) <text:s text:c="6"/># 10</text:span></text:p>
      <text:p text:style-name="Horizontal_20_Line"/>
      <text:h text:style-name="Heading_20_2" text:outline-level="2">✅ <text:span text:style-name="Strong_20_Emphasis">Challenge 2: BankAccount Class</text:span></text:h>
      <text:p text:style-name="Text_20_body"><text:span text:style-name="Strong_20_Emphasis">Concepts</text:span>: <text:span text:style-name="Source_20_Text">self</text:span>, dot notation, multiple methods, default parameter</text:p>
      <text:p text:style-name="Preformatted_20_Text">python</text:p>
      <text:p text:style-name="Preformatted_20_Text">CopyEdit</text:p>
      <text:p text:style-name="P3"><text:span text:style-name="Source_20_Text"># Challenge</text:span></text:p>
      <text:p text:style-name="P4"><text:span text:style-name="Source_20_Text"># Create a class BankAccount that:</text:span></text:p>
      <text:p text:style-name="P4"><text:span text:style-name="Source_20_Text"># - Has attributes: owner (name), balance (default 0)</text:span></text:p>
      <text:p text:style-name="P4"><text:span text:style-name="Source_20_Text"># - Has methods: deposit(amount), withdraw(amount), check_balance()</text:span></text:p>
      <text:p text:style-name="P4"/>
      <text:p text:style-name="P4"><text:span text:style-name="Source_20_Text">class BankAccount:</text:span></text:p>
      <text:p text:style-name="P4"><text:span text:style-name="Source_20_Text"><text:s text:c="4"/>def __init__(self, owner, balance=0):</text:span></text:p>
      <text:p text:style-name="P4"><text:span text:style-name="Source_20_Text"><text:s text:c="8"/>self.owner = owner</text:span></text:p>
      <text:p text:style-name="P4"><text:span text:style-name="Source_20_Text"><text:s text:c="8"/>self.balance = balance</text:span></text:p>
      <text:p text:style-name="P4"/>
      <text:p text:style-name="P4"><text:span text:style-name="Source_20_Text"><text:s text:c="4"/>def deposit(self, amount):</text:span></text:p>
      <text:p text:style-name="P4"><text:span text:style-name="Source_20_Text"><text:s text:c="8"/>self.balance += amount</text:span></text:p>
      <text:p text:style-name="P4"><text:span text:style-name="Source_20_Text"><text:s text:c="8"/>return self.balance</text:span></text:p>
      <text:p text:style-name="P4"/>
      <text:p text:style-name="P4"><text:span text:style-name="Source_20_Text"><text:s text:c="4"/>def withdraw(self, amount):</text:span></text:p>
      <text:p text:style-name="P4"><text:span text:style-name="Source_20_Text"><text:s text:c="8"/>if amount &gt; self.balance:</text:span></text:p>
      <text:p text:style-name="P4"><text:span text:style-name="Source_20_Text"><text:s text:c="12"/>return "Insufficient funds"</text:span></text:p>
      <text:p text:style-name="P4"><text:span text:style-name="Source_20_Text"><text:s text:c="8"/>self.balance -= amount</text:span></text:p>
      <text:p text:style-name="P4"><text:span text:style-name="Source_20_Text"><text:s text:c="8"/>return self.balance</text:span></text:p>
      <text:p text:style-name="P4"/>
      <text:p text:style-name="P4"><text:span text:style-name="Source_20_Text"><text:s text:c="4"/>def check_balance(self):</text:span></text:p>
      <text:p text:style-name="P4"><text:span text:style-name="Source_20_Text"><text:s text:c="8"/>return self.balance</text:span></text:p>
      <text:p text:style-name="P4"/>
      <text:p text:style-name="P4"><text:span text:style-name="Source_20_Text"># Test</text:span></text:p>
      <text:p text:style-name="P4"><text:span text:style-name="Source_20_Text">acc = BankAccount("Brian")</text:span></text:p>
      <text:p text:style-name="P4"><text:span text:style-name="Source_20_Text">print(acc.deposit(100)) <text:s text:c="7"/># 100</text:span></text:p>
      <text:p text:style-name="P4"><text:span text:style-name="Source_20_Text">print(acc.withdraw(40)) <text:s text:c="7"/># 60</text:span></text:p>
      <text:p text:style-name="P5"><text:soft-page-break/><text:span text:style-name="Source_20_Text">print(acc.check_balance()) <text:s text:c="4"/># 60</text:span></text:p>
      <text:p text:style-name="Horizontal_20_Line"/>
      <text:h text:style-name="Heading_20_2" text:outline-level="2">✅ <text:span text:style-name="Strong_20_Emphasis">Challenge 3: Rectangle Class</text:span></text:h>
      <text:p text:style-name="Text_20_body"><text:span text:style-name="Strong_20_Emphasis">Concepts</text:span>: comparison between objects, geometry logic</text:p>
      <text:p text:style-name="Preformatted_20_Text">python</text:p>
      <text:p text:style-name="Preformatted_20_Text">CopyEdit</text:p>
      <text:p text:style-name="P3"><text:span text:style-name="Source_20_Text"># Challenge</text:span></text:p>
      <text:p text:style-name="P4"><text:span text:style-name="Source_20_Text"># Create a class Rectangle that:</text:span></text:p>
      <text:p text:style-name="P4"><text:span text:style-name="Source_20_Text"># - Has attributes: length and width</text:span></text:p>
      <text:p text:style-name="P4"><text:span text:style-name="Source_20_Text"># - Has methods: area(), is_square(), bigger(r2)</text:span></text:p>
      <text:p text:style-name="P4"/>
      <text:p text:style-name="P4"><text:span text:style-name="Source_20_Text">class Rectangle:</text:span></text:p>
      <text:p text:style-name="P4"><text:span text:style-name="Source_20_Text"><text:s text:c="4"/>def __init__(self, length, width):</text:span></text:p>
      <text:p text:style-name="P4"><text:span text:style-name="Source_20_Text"><text:s text:c="8"/>self.length = length</text:span></text:p>
      <text:p text:style-name="P4"><text:span text:style-name="Source_20_Text"><text:s text:c="8"/>self.width = width</text:span></text:p>
      <text:p text:style-name="P4"/>
      <text:p text:style-name="P4"><text:span text:style-name="Source_20_Text"><text:s text:c="4"/>def area(self):</text:span></text:p>
      <text:p text:style-name="P4"><text:span text:style-name="Source_20_Text"><text:s text:c="8"/>return self.length * self.width</text:span></text:p>
      <text:p text:style-name="P4"/>
      <text:p text:style-name="P4"><text:span text:style-name="Source_20_Text"><text:s text:c="4"/>def is_square(self):</text:span></text:p>
      <text:p text:style-name="P4"><text:span text:style-name="Source_20_Text"><text:s text:c="8"/>return self.length == self.width</text:span></text:p>
      <text:p text:style-name="P4"/>
      <text:p text:style-name="P4"><text:span text:style-name="Source_20_Text"><text:s text:c="4"/>def bigger(self, r2):</text:span></text:p>
      <text:p text:style-name="P4"><text:span text:style-name="Source_20_Text"><text:s text:c="8"/>return self if self.area() &gt; r2.area() else r2</text:span></text:p>
      <text:p text:style-name="P4"/>
      <text:p text:style-name="P4"><text:span text:style-name="Source_20_Text"># Test</text:span></text:p>
      <text:p text:style-name="P4"><text:span text:style-name="Source_20_Text">r1 = Rectangle(4, 5)</text:span></text:p>
      <text:p text:style-name="P4"><text:span text:style-name="Source_20_Text">r2 = Rectangle(6, 6)</text:span></text:p>
      <text:p text:style-name="P4"/>
      <text:p text:style-name="P4"><text:span text:style-name="Source_20_Text">print(r1.area()) <text:s text:c="11"/># 20</text:span></text:p>
      <text:p text:style-name="P4"><text:span text:style-name="Source_20_Text">print(r2.is_square()) <text:s text:c="6"/># True</text:span></text:p>
      <text:p text:style-name="P5"><text:span text:style-name="Source_20_Text">print(r1.bigger(r2).area()) # 36</text:span></text:p>
      <text:p text:style-name="Horizontal_20_Line"/>
      <text:h text:style-name="Heading_20_2" text:outline-level="2">✅ <text:span text:style-name="Strong_20_Emphasis">Challenge 4: Movie Class</text:span></text:h>
      <text:p text:style-name="Text_20_body"><text:span text:style-name="Strong_20_Emphasis">Concepts</text:span>: multiple attributes, conditional logic inside a method</text:p>
      <text:p text:style-name="Preformatted_20_Text">python</text:p>
      <text:p text:style-name="Preformatted_20_Text">CopyEdit</text:p>
      <text:p text:style-name="P3"><text:span text:style-name="Source_20_Text"># Challenge</text:span></text:p>
      <text:p text:style-name="P4"><text:span text:style-name="Source_20_Text"># Write a class Movie that:</text:span></text:p>
      <text:p text:style-name="P4"><text:span text:style-name="Source_20_Text"># - Has attributes: title, genre, rating (1–10)</text:span></text:p>
      <text:p text:style-name="P4"><text:span text:style-name="Source_20_Text"># - Has method is_kid_friendly() =&gt; returns True if genre is not "horror" and rating &lt; 7</text:span></text:p>
      <text:p text:style-name="P4"/>
      <text:p text:style-name="P4"><text:span text:style-name="Source_20_Text">class Movie:</text:span></text:p>
      <text:p text:style-name="P4"><text:span text:style-name="Source_20_Text"><text:s text:c="4"/>def __init__(self, title, genre, rating):</text:span></text:p>
      <text:p text:style-name="P4"><text:span text:style-name="Source_20_Text"><text:s text:c="8"/>self.title = title</text:span></text:p>
      <text:p text:style-name="P4"><text:span text:style-name="Source_20_Text"><text:s text:c="8"/>self.genre = genre</text:span></text:p>
      <text:p text:style-name="P4"><text:span text:style-name="Source_20_Text"><text:s text:c="8"/>self.rating = rating</text:span></text:p>
      <text:p text:style-name="P4"/>
      <text:p text:style-name="P4"><text:soft-page-break/><text:span text:style-name="Source_20_Text"><text:s text:c="4"/>def is_kid_friendly(self):</text:span></text:p>
      <text:p text:style-name="P4"><text:span text:style-name="Source_20_Text"><text:s text:c="8"/>return self.genre.lower() != "horror" and self.rating &lt; 7</text:span></text:p>
      <text:p text:style-name="P4"/>
      <text:p text:style-name="P4"><text:span text:style-name="Source_20_Text"># Test</text:span></text:p>
      <text:p text:style-name="P4"><text:span text:style-name="Source_20_Text">m1 = Movie("Haunted House", "Horror", 5)</text:span></text:p>
      <text:p text:style-name="P4"><text:span text:style-name="Source_20_Text">m2 = Movie("Finding Dory", "Animation", 6)</text:span></text:p>
      <text:p text:style-name="P4"/>
      <text:p text:style-name="P4"><text:span text:style-name="Source_20_Text">print(m1.is_kid_friendly()) <text:s/># False</text:span></text:p>
      <text:p text:style-name="P5"><text:span text:style-name="Source_20_Text">print(m2.is_kid_friendly()) <text:s/># True</text:span></text:p>
      <text:p text:style-name="Horizontal_20_Line"/>
      <text:h text:style-name="Heading_20_2" text:outline-level="2">🧠 Learning Reinforced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Practiced In Challeng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class</text:span></text:p>
          </table:table-cell>
          <table:table-cell table:style-name="Table1.A1" office:value-type="string">
            <text:p text:style-name="Table_20_Contents">All 4</text:p>
          </table:table-cell>
        </table:table-row>
        <table:table-row>
          <table:table-cell table:style-name="Table1.A1" office:value-type="string">
            <text:p text:style-name="Table_20_Contents"><text:span text:style-name="Source_20_Text">object</text:span></text:p>
          </table:table-cell>
          <table:table-cell table:style-name="Table1.A1" office:value-type="string">
            <text:p text:style-name="Table_20_Contents">All 4 tests instantiate objects</text:p>
          </table:table-cell>
        </table:table-row>
        <table:table-row>
          <table:table-cell table:style-name="Table1.A1" office:value-type="string">
            <text:p text:style-name="Table_20_Contents"><text:span text:style-name="Source_20_Text">__init__()</text:span></text:p>
          </table:table-cell>
          <table:table-cell table:style-name="Table1.A1" office:value-type="string">
            <text:p text:style-name="Table_20_Contents">Every class includes this</text:p>
          </table:table-cell>
        </table:table-row>
        <table:table-row>
          <table:table-cell table:style-name="Table1.A1" office:value-type="string">
            <text:p text:style-name="Table_20_Contents"><text:span text:style-name="Source_20_Text">self</text:span></text:p>
          </table:table-cell>
          <table:table-cell table:style-name="Table1.A1" office:value-type="string">
            <text:p text:style-name="Table_20_Contents">Used in all methods</text:p>
          </table:table-cell>
        </table:table-row>
        <table:table-row>
          <table:table-cell table:style-name="Table1.A1" office:value-type="string">
            <text:p text:style-name="Table_20_Contents"><text:span text:style-name="Source_20_Text">method</text:span></text:p>
          </table:table-cell>
          <table:table-cell table:style-name="Table1.A1" office:value-type="string">
            <text:p text:style-name="Table_20_Contents">promote, deposit, area, is_kid_friendly</text:p>
          </table:table-cell>
        </table:table-row>
        <table:table-row>
          <table:table-cell table:style-name="Table1.A1" office:value-type="string">
            <text:p text:style-name="Table_20_Contents"><text:span text:style-name="Source_20_Text">dot notation</text:span></text:p>
          </table:table-cell>
          <table:table-cell table:style-name="Table1.A1" office:value-type="string">
            <text:p text:style-name="Table_20_Contents"><text:span text:style-name="Source_20_Text">obj.method()</text:span> or <text:span text:style-name="Source_20_Text">obj.attribute</text:span></text:p>
          </table:table-cell>
        </table:table-row>
      </table:table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2:14:22.077819107</meta:creation-date>
    <dc:date>2025-07-11T17:20:56.452578344</dc:date>
    <meta:editing-duration>PT2H56M17S</meta:editing-duration>
    <meta:editing-cycles>3</meta:editing-cycles>
    <meta:generator>LibreOffice/24.8.7.2$Linux_X86_64 LibreOffice_project/480$Build-2</meta:generator>
    <meta:document-statistic meta:table-count="3" meta:image-count="0" meta:object-count="0" meta:page-count="8" meta:paragraph-count="237" meta:word-count="1170" meta:character-count="7776" meta:non-whitespace-character-count="6327"/>
  </office:meta>
</office:document-meta>
</file>